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165)">
            <text:p>sn(16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2">
            <text:p>12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18">
            <text:p>18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54">
            <text:p>54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19">
            <text:p>19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1">
            <text:p>1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7" office:value-type="string">
            <text:p>song</text:p>
          </table:table-cell>
          <table:table-cell table:style-name="ce29" table:formula="of:=COUNTIF(range_genre;[.M15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4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/>
          <table:table-cell table:style-name="ce6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0T09:05:26.78">
            <text:p>2019/9/20 9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PREV(not:1,2,3,4,5,6,7,8,9,~17,~24),f-18?=&gt;NO,f-28?=&gt;YESf-28</text:p>
          </table:table-cell>
          <table:table-cell table:style-name="ce18" office:value-type="string">
            <text:p>rev,id=s-4</text:p>
          </table:table-cell>
          <table:table-cell/>
          <table:table-cell office:value-type="string">
            <text:p>R=1 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ch-18</text:p>
          </table:table-cell>
          <table:table-cell table:style-name="ce18" office:value-type="string">
            <text:p>,k.Bm7</text:p>
          </table:table-cell>
          <table:table-cell office:value-type="string">
            <text:p>R=2 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rev,id=2-1</text:p>
          </table:table-cell>
          <table:table-cell/>
          <table:table-cell office:value-type="string">
            <text:p>R=3 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rs-2</text:p>
          </table:table-cell>
          <table:table-cell table:style-name="ce18" office:value-type="string">
            <text:p>rev,file=0911-2,id=s-2</text:p>
          </table:table-cell>
          <table:table-cell/>
          <table:table-cell office:value-type="string">
            <text:p>R=4 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8</text:p>
          </table:table-cell>
          <table:table-cell table:style-name="ce18" office:value-type="string">
            <text:p>rev,inst=g+g,accom=0821-1,part=melody,id=s-3</text:p>
          </table:table-cell>
          <table:table-cell/>
          <table:table-cell office:value-type="string">
            <text:p>R=5 </text:p>
          </table:table-cell>
          <table:table-cell table:number-columns-repeated="1012"/>
        </table:table-row>
        <table:table-row table:style-name="ro5" table:number-rows-repeated="2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5" table:number-rows-repeated="7">
          <table:table-cell table:number-columns-repeated="1021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23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24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25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26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27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2" table:formula="of:=[.D228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31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32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33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1048334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6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09cm" draw:caption-point-x="-0.672cm" draw:caption-point-y="0.31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0T09:05:26.86">
            <text:p>2019/9/20 9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number-columns-repeated="10"/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1),f-1</text:p>
          </table:table-cell>
          <table:table-cell table:style-name="ce18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2),c.p.-1</text:p>
          </table:table-cell>
          <table:table-cell table:style-name="ce18" office:value-type="string">
            <text:p>chords=C△-D△-E7 </text:p>
          </table:table-cell>
          <table:table-cell table:number-columns-repeated="3"/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3),LH.movement-1.N</text:p>
          </table:table-cell>
          <table:table-cell table:style-name="ce18"/>
          <table:table-cell table:number-columns-repeated="3"/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1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2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3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102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9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0T09:05:26.93">
            <text:p>2019/9/20 9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20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205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205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2019/09/20</text:date>, <text:time>09:0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20T09:05:26.58</dc:date>
    <dc:creator>iwabuchi ken</dc:creator>
    <meta:editing-duration>P1DT5H9M23S</meta:editing-duration>
    <meta:editing-cycles>162</meta:editing-cycles>
    <meta:generator>OpenOffice/4.1.3$Win32 OpenOffice.org_project/413m1$Build-9783</meta:generator>
    <meta:document-statistic meta:table-count="3" meta:cell-count="2402" meta:object-count="0"/>
    <meta:user-defined meta:name="sheets-banding"/>
    <meta:user-defined meta:name="sheets-original-selection"/>
  </office:meta>
</office:document-meta>
</file>